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c01bf" officeooo:paragraph-rsid="001c01bf"/>
    </style:style>
    <style:style style:name="P2" style:family="paragraph" style:parent-style-name="Heading_20_3">
      <style:text-properties officeooo:rsid="001c01bf"/>
    </style:style>
    <style:style style:name="P3" style:family="paragraph" style:parent-style-name="Standard">
      <style:text-properties officeooo:rsid="001c01bf" officeooo:paragraph-rsid="001c01b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c01b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</text:span>hat creates a directory named <text:span text:style-name="Source_20_Text">TestDir</text:span> and inside it, creates ten files (<text:span text:style-name="Source_20_Text">File1.txt</text:span>, <text:span text:style-name="Source_20_Text">File2.txt</text:span>, ..., <text:span text:style-name="Source_20_Text">File10.txt</text:span>). Each file will contain its filename as its content.</text:p>
      <text:p text:style-name="Standard"/>
      <text:p text:style-name="P3">Code:</text:p>
      <text:p text:style-name="P3"/>
      <text:p text:style-name="P3">import java.io.File;</text:p>
      <text:p text:style-name="P3">import java.io.FileWriter;</text:p>
      <text:p text:style-name="P3">import java.io.IOException;</text:p>
      <text:p text:style-name="P3"/>
      <text:p text:style-name="P3">public class CreateFilesInDirectory {</text:p>
      <text:p text:style-name="P3"/>
      <text:p text:style-name="P3"><text:s text:c="4"/>public static void main(String[] args) {</text:p>
      <text:p text:style-name="P3"><text:s text:c="8"/>// Create a directory named TestDir</text:p>
      <text:p text:style-name="P3"><text:s text:c="8"/>String directoryPath = "TestDir";</text:p>
      <text:p text:style-name="P3"><text:s text:c="8"/>File directory = new File(directoryPath);</text:p>
      <text:p text:style-name="P3"><text:s text:c="8"/>if (!directory.exists()) {</text:p>
      <text:p text:style-name="P3"><text:s text:c="12"/>if (directory.mkdir()) {</text:p>
      <text:p text:style-name="P3"><text:s text:c="16"/>System.out.println("Directory created successfully: " + directory.getAbsolutePath());</text:p>
      <text:p text:style-name="P3"><text:s text:c="12"/>} else {</text:p>
      <text:p text:style-name="P3"><text:s text:c="16"/>System.out.println("Failed to create directory: " + directory.getAbsolutePath());</text:p>
      <text:p text:style-name="P3"><text:s text:c="16"/>return;</text:p>
      <text:p text:style-name="P3"><text:s text:c="12"/>}</text:p>
      <text:p text:style-name="P3"><text:s text:c="8"/>} else {</text:p>
      <text:p text:style-name="P3"><text:s text:c="12"/>System.out.println("Directory already exists: " + directory.getAbsolutePath());</text:p>
      <text:p text:style-name="P3"><text:s text:c="8"/>}</text:p>
      <text:p text:style-name="P3"/>
      <text:p text:style-name="P3"><text:s text:c="8"/>// Create ten files inside TestDir</text:p>
      <text:p text:style-name="P3"><text:s text:c="8"/>for (int i = 1; i &lt;= 10; i++) {</text:p>
      <text:p text:style-name="P3"><text:s text:c="12"/>String fileName = "File" + i + ".txt";</text:p>
      <text:p text:style-name="P3"><text:s text:c="12"/>String filePath = directoryPath + File.separator + fileName;</text:p>
      <text:p text:style-name="P3"/>
      <text:p text:style-name="P3"><text:s text:c="12"/>try (FileWriter writer = new FileWriter(filePath)) {</text:p>
      <text:p text:style-name="P3"><text:s text:c="16"/>writer.write(fileName); // Write the filename as content</text:p>
      <text:p text:style-name="P3"><text:s text:c="16"/>System.out.println("File created: " + filePath);</text:p>
      <text:p text:style-name="P3"><text:s text:c="12"/>} catch (IOException e) {</text:p>
      <text:p text:style-name="P3"><text:s text:c="16"/>System.out.println("Failed to create file: " + filePath);</text:p>
      <text:p text:style-name="P3"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/>
      <text:p text:style-name="P3"/>
      <text:h text:style-name="P1" text:outline-level="3">Explanation:</text:h>
      <text:list xml:id="list2474339413" text:style-name="L1">
        <text:list-item>
          <text:p text:style-name="P4"><text:span text:style-name="Strong_20_Emphasis">Creating the Directory</text:span>:</text:p>
          <text:list>
            <text:list-item>
              <text:p text:style-name="P5">We use <text:span text:style-name="Source_20_Text">File</text:span> class to represent the directory and check if it exists (<text:span text:style-name="Source_20_Text">directory.exists()</text:span>). If not, we create it using <text:span text:style-name="Source_20_Text">directory.mkdir()</text:span>.</text:p>
            </text:list-item>
          </text:list>
        </text:list-item>
        <text:list-item>
          <text:p text:style-name="P4"><text:span text:style-name="Strong_20_Emphasis">Creating Files Inside the Directory</text:span>:</text:p>
          <text:list>
            <text:list-item>
              <text:p text:style-name="P5">We use a loop to iterate from 1 to 10 (<text:span text:style-name="Source_20_Text">for (int i = 1; i &lt;= 10; i++)</text:span>).</text:p>
            </text:list-item>
            <text:list-item>
              <text:p text:style-name="P5"><text:soft-page-break/>Inside the loop, we construct each filename (<text:span text:style-name="Source_20_Text">"File" + i + ".txt"</text:span>).</text:p>
            </text:list-item>
            <text:list-item>
              <text:p text:style-name="P5">We create a <text:span text:style-name="Source_20_Text">FileWriter</text:span> to write content to each file. The content written to each file is the filename itself (<text:span text:style-name="Source_20_Text">writer.write(fileName)</text:span>).</text:p>
            </text:list-item>
          </text:list>
        </text:list-item>
        <text:list-item>
          <text:p text:style-name="P4"><text:span text:style-name="Strong_20_Emphasis">File Handling</text:span>:</text:p>
          <text:list>
            <text:list-item>
              <text:p text:style-name="P5">The <text:span text:style-name="Source_20_Text">FileWriter</text:span> automatically creates the file if it doesn't exist and truncates it if it does.</text:p>
            </text:list-item>
            <text:list-item>
              <text:p text:style-name="P5">The <text:span text:style-name="Source_20_Text">try-with-resources</text:span> statement (<text:span text:style-name="Source_20_Text">try (FileWriter writer = new FileWriter(filePath))</text:span>) ensures that the <text:span text:style-name="Source_20_Text">FileWriter</text:span> is properly closed after use.</text:p>
            </text:list-item>
          </text:list>
        </text:list-item>
        <text:list-item>
          <text:p text:style-name="P4"><text:span text:style-name="Strong_20_Emphasis">Output</text:span>:</text:p>
          <text:list>
            <text:list-item>
              <text:p text:style-name="P4">The script prints messages indicating the status of directory and file creation to the console.</text:p>
            </text:list-item>
          </text:list>
        </text:list-item>
      </text:list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18:37.183809545</meta:creation-date>
    <dc:date>2024-06-22T15:23:02.742904517</dc:date>
    <meta:editing-duration>PT4M26S</meta:editing-duration>
    <meta:editing-cycles>1</meta:editing-cycles>
    <meta:document-statistic meta:table-count="0" meta:image-count="0" meta:object-count="0" meta:page-count="2" meta:paragraph-count="46" meta:word-count="304" meta:character-count="2318" meta:non-whitespace-character-count="1771"/>
    <meta:generator>LibreOffice/7.3.7.2$Linux_X86_64 LibreOffice_project/30$Build-2</meta:generator>
  </office:meta>
</office:document-meta>
</file>